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9000000331BAB08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105cm" table:align="left"/>
    </style:style>
    <style:style style:name="Tableau1.A" style:family="table-column">
      <style:table-column-properties style:column-width="1.549cm"/>
    </style:style>
    <style:style style:name="Tableau1.B" style:family="table-column">
      <style:table-column-properties style:column-width="0.688cm"/>
    </style:style>
    <style:style style:name="Tableau1.C" style:family="table-column">
      <style:table-column-properties style:column-width="2.81cm"/>
    </style:style>
    <style:style style:name="Tableau1.D" style:family="table-column">
      <style:table-column-properties style:column-width="4.059cm"/>
    </style:style>
    <style:style style:name="Tableau1.A1" style:family="table-cell">
      <style:table-cell-properties style:vertical-align="middle" fo:padding="0.079cm" fo:border="none"/>
    </style:style>
    <style:style style:name="Tableau2" style:family="table">
      <style:table-properties style:width="8.991cm" table:align="left"/>
    </style:style>
    <style:style style:name="Tableau2.A" style:family="table-column">
      <style:table-column-properties style:column-width="1.76cm"/>
    </style:style>
    <style:style style:name="Tableau2.B" style:family="table-column">
      <style:table-column-properties style:column-width="0.926cm"/>
    </style:style>
    <style:style style:name="Tableau2.C" style:family="table-column">
      <style:table-column-properties style:column-width="1.967cm"/>
    </style:style>
    <style:style style:name="Tableau2.D" style:family="table-column">
      <style:table-column-properties style:column-width="4.337cm"/>
    </style:style>
    <style:style style:name="Tableau2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f25a3"/>
    </style:style>
    <style:style style:name="P2" style:family="paragraph" style:parent-style-name="Standard" style:list-style-name="L4">
      <style:paragraph-properties fo:line-height="115%" fo:text-align="justify" style:justify-single-word="false"/>
      <style:text-properties officeooo:paragraph-rsid="000f25a3"/>
    </style:style>
    <style:style style:name="P3" style:family="paragraph" style:parent-style-name="Standard" style:list-style-name="L13">
      <style:paragraph-properties fo:line-height="115%" fo:text-align="justify" style:justify-single-word="false"/>
      <style:text-properties officeooo:paragraph-rsid="000f25a3"/>
    </style:style>
    <style:style style:name="P4" style:family="paragraph" style:parent-style-name="Standard" style:list-style-name="L14">
      <style:paragraph-properties fo:line-height="115%" fo:text-align="justify" style:justify-single-word="false"/>
      <style:text-properties officeooo:paragraph-rsid="000f25a3"/>
    </style:style>
    <style:style style:name="P5" style:family="paragraph" style:parent-style-name="Standard" style:list-style-name="L15">
      <style:paragraph-properties fo:line-height="115%" fo:text-align="justify" style:justify-single-word="false"/>
      <style:text-properties officeooo:paragraph-rsid="000f25a3"/>
    </style:style>
    <style:style style:name="P6" style:family="paragraph" style:parent-style-name="Standard" style:list-style-name="L16">
      <style:paragraph-properties fo:line-height="115%" fo:text-align="justify" style:justify-single-word="false"/>
      <style:text-properties officeooo:paragraph-rsid="000f25a3"/>
    </style:style>
    <style:style style:name="P7" style:family="paragraph" style:parent-style-name="Standard" style:list-style-name="L17">
      <style:paragraph-properties fo:line-height="115%" fo:text-align="justify" style:justify-single-word="false"/>
      <style:text-properties officeooo:paragraph-rsid="000f25a3"/>
    </style:style>
    <style:style style:name="P8" style:family="paragraph" style:parent-style-name="Standard" style:list-style-name="L18">
      <style:paragraph-properties fo:line-height="115%" fo:text-align="justify" style:justify-single-word="false"/>
      <style:text-properties officeooo:paragraph-rsid="0010a7c9"/>
    </style:style>
    <style:style style:name="P9" style:family="paragraph" style:parent-style-name="Standard" style:list-style-name="L19">
      <style:paragraph-properties fo:line-height="115%" fo:text-align="justify" style:justify-single-word="false"/>
      <style:text-properties officeooo:paragraph-rsid="0010a7c9"/>
    </style:style>
    <style:style style:name="P10" style:family="paragraph" style:parent-style-name="Standard" style:list-style-name="L20">
      <style:paragraph-properties fo:line-height="115%" fo:text-align="justify" style:justify-single-word="false"/>
      <style:text-properties officeooo:paragraph-rsid="000f25a3"/>
    </style:style>
    <style:style style:name="P11" style:family="paragraph" style:parent-style-name="Standard" style:list-style-name="L21">
      <style:paragraph-properties fo:line-height="115%" fo:text-align="justify" style:justify-single-word="false"/>
      <style:text-properties officeooo:paragraph-rsid="000f25a3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" fo:font-size="12pt" officeooo:rsid="000f25a3" officeooo:paragraph-rsid="000f25a3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" fo:font-size="12pt" officeooo:rsid="000f25a3" officeooo:paragraph-rsid="0010a7c9" style:font-size-asian="12pt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" fo:font-size="12pt" officeooo:paragraph-rsid="000f25a3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weight="bold" officeooo:paragraph-rsid="000f25a3" style:font-weight-asian="bold" style:font-weight-complex="bold"/>
    </style:style>
    <style:style style:name="P1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25a3" officeooo:paragraph-rsid="000f25a3" style:font-size-asian="12pt" style:font-size-complex="12pt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widows="1" fo:text-indent="0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tyle="italic" fo:font-weight="bold"/>
    </style:style>
    <style:style style:name="P20" style:family="paragraph" style:parent-style-name="Table_20_Contents">
      <style:paragraph-properties fo:text-align="start" style:justify-single-word="false"/>
      <style:text-properties fo:font-style="italic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officeooo:rsid="000f25a3"/>
    </style:style>
    <style:style style:name="T5" style:family="text">
      <style:text-properties style:font-name="Arial" fo:font-size="12pt" officeooo:rsid="000f25a3" style:font-size-asian="12pt" style:font-size-complex="12pt"/>
    </style:style>
    <style:style style:name="T6" style:family="text">
      <style:text-properties style:font-name="Arial" fo:font-size="12pt" officeooo:rsid="0010a7c9" style:font-size-asian="12pt" style:font-size-complex="1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0a7c9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</text:h>
      <text:p text:style-name="P12"/>
      <text:list xml:id="list8311583681981593454" text:style-name="L4">
        <text:list-item>
          <text:p text:style-name="P2"><text:span text:style-name="T5">les fréres sont rangés dans l'ordre alphabétique </text:span></text:p>
        </text:list-item>
        <text:list-item>
          <text:p text:style-name="P2"><text:span text:style-name="T5">on prend pas en compte les casse ==&gt; 'a' = 'A'</text:span></text:p>
        </text:list-item>
      </text:list>
      <text:p text:style-name="P12"/>
      <text:list xml:id="list103336062789170" text:continue-numbering="true" text:style-name="L4">
        <text:list-item>
          <text:p text:style-name="P2"><text:span text:style-name="T5"><text:s/>la hauteur La hauteur d’un noeud x d'un arbre B est définie par :</text:span></text:p>
        </text:list-item>
      </text:list>
      <text:p text:style-name="P12"/>
      <text:p text:style-name="P14"><draw:frame draw:style-name="fr1" draw:name="Cadre2" text:anchor-type="paragraph" svg:width="8.991cm" draw:z-index="2"><draw:text-box fo:min-height="0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row><table:table-cell table:style-name="Tableau2.A1" table:number-rows-spanned="2" office:value-type="string"><text:p text:style-name="P19">H(x)=</text:p></table:table-cell><table:table-cell table:style-name="Tableau2.A1" table:number-rows-spanned="2" office:value-type="string"><text:p text:style-name="Table_20_Contents"><draw:frame draw:style-name="fr2" draw:name="Image2" text:anchor-type="as-char" svg:width="0.238cm" svg:height="1.349cm" draw:z-index="3"><draw:image xlink:href="Pictures/1000000000000009000000331BAB0830.png" xlink:type="simple" xlink:show="embed" xlink:actuate="onLoad"/></draw:frame></text:p></table:table-cell><table:table-cell table:style-name="Tableau2.A1" office:value-type="string"><text:p text:style-name="P20">0</text:p></table:table-cell><table:table-cell table:style-name="Tableau2.A1" office:value-type="string"><text:p text:style-name="P21">si <text:span text:style-name="T1">x</text:span> est la racine de <text:span text:style-name="T1">B</text:span></text:p></table:table-cell></table:table-row><table:table-row><table:covered-table-cell/><table:covered-table-cell/><table:table-cell table:style-name="Tableau2.A1" office:value-type="string"><text:p text:style-name="P20">1+H(<text:span text:style-name="T1">y</text:span>)</text:p></table:table-cell><table:table-cell table:style-name="Tableau2.A1" office:value-type="string"><text:p text:style-name="P21">si <text:span text:style-name="T1">y</text:span> est le père de <text:span text:style-name="T1">x</text:span></text:p></table:table-cell></table:table-row></table:table></draw:text-box></draw:frame><text:span text:style-name="T4"> <text:s text:c="3"/></text:span></text:p>
      <text:p text:style-name="P12"><text:s text:c="3"/></text:p>
      <text:p text:style-name="P12"/>
      <text:p text:style-name="P15"><text:span text:style-name="T5">H(B)=max(H(x)) avec x les noeuds de B</text:span></text:p>
      <text:p text:style-name="P15"><text:span text:style-name="T5"/></text:p>
      <text:p text:style-name="P15"><text:span text:style-name="T5"/></text:p>
      <text:list xml:id="list103336207299499" text:continue-numbering="true" text:style-name="L4">
        <text:list-item>
          <text:p text:style-name="P2"><text:span text:style-name="T5">La profondeur moyenne d’un arbre B est définie par :</text:span></text:p>
        </text:list-item>
      </text:list>
      <text:p text:style-name="P1"><text:span text:style-name="T5"/></text:p>
      <text:p text:style-name="P12"><text:s text:c="3"/><text:span text:style-name="T7">PM(B)=LC(B)/T(B)</text:span></text:p>
      <text:p text:style-name="P12"><text:span text:style-name="T7"/></text:p>
      <text:p text:style-name="P12"><text:s/>avec :</text:p>
      <text:p text:style-name="P12"/>
      <text:p text:style-name="P12"><text:span text:style-name="T2">T(B) </text:span>: <text:s text:c="2"/>La taille d'un arbre B correspond au nombre de ses noeuds, elle est définie par :</text:p>
      <text:p text:style-name="P16"><text:span text:style-name="T1">La taille d'un arbre </text:span><text:span text:style-name="T3">B</text:span> correspond au nombre de ses noeuds, elle est définie par :</text:p>
      <text:p text:style-name="P17"><draw:frame draw:style-name="fr1" draw:name="Cadre1" text:anchor-type="paragraph" svg:width="9.105cm" draw:z-index="0"><draw:text-box fo:min-height="0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row><table:table-cell table:style-name="Tableau1.A1" table:number-rows-spanned="2" office:value-type="string"><text:p text:style-name="P19">T(B)=</text:p></table:table-cell><table:table-cell table:style-name="Tableau1.A1" table:number-rows-spanned="2" office:value-type="string"><text:p text:style-name="Table_20_Contents"><draw:frame draw:style-name="fr2" draw:name="Image1" text:anchor-type="as-char" svg:width="0.238cm" svg:height="1.349cm" draw:z-index="1"><draw:image xlink:href="Pictures/1000000000000009000000331BAB0830.png" xlink:type="simple" xlink:show="embed" xlink:actuate="onLoad"/></draw:frame></text:p></table:table-cell><table:table-cell table:style-name="Tableau1.A1" office:value-type="string"><text:p text:style-name="P20">0</text:p></table:table-cell><table:table-cell table:style-name="Tableau1.A1" office:value-type="string"><text:p text:style-name="P21">si <text:span text:style-name="T1">B</text:span> est un arbre vide</text:p></table:table-cell></table:table-row><table:table-row><table:covered-table-cell/><table:covered-table-cell/><table:table-cell table:style-name="Tableau1.A1" office:value-type="string"><text:p text:style-name="P20">1+g(<text:span text:style-name="T1">B</text:span>)+d(<text:span text:style-name="T1">B</text:span>)</text:p></table:table-cell><table:table-cell table:style-name="Tableau1.A1" office:value-type="string"><text:p text:style-name="P21">sinon</text:p></table:table-cell></table:table-row></table:table></draw:text-box></draw:frame></text:p>
      <text:p text:style-name="P12"/>
      <text:p text:style-name="P12"><text:s text:c="3"/></text:p>
      <text:p text:style-name="P12"/>
      <text:p text:style-name="P16"><text:span text:style-name="T1">La longueur de cheminement d’un arbre </text:span><text:span text:style-name="T3">B</text:span> est définie par :</text:p>
      <text:p text:style-name="P18"><text:span text:style-name="T2">LC(B)=ΣH(x)</text:span> avec <text:span text:style-name="T1">x</text:span> les noeuds de <text:span text:style-name="T1">B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h text:style-name="Heading_20_1" text:outline-level="1">primitive briandais</text:h>
      <text:p text:style-name="P12"/>
      <text:list xml:id="list6473920953211867002" text:style-name="L13">
        <text:list-item>
          <text:p text:style-name="P3"><text:span text:style-name="T5">constArbreBRD (</text:span><text:span text:style-name="T6">cle</text:span><text:span text:style-name="T5"> : caract, fils : arbreBRD, frère : arbreBRD).</text:span></text:p>
        </text:list-item>
      </text:list>
      <text:p text:style-name="P12"><text:s text:c="2"/><text:tab/> <text:s/>→ retourne un arbre de la Briandais (arbreBRD).</text:p>
      <text:p text:style-name="P12"><text:s text:c="3"/></text:p>
      <text:list xml:id="list3293903302202504400" text:style-name="L14">
        <text:list-item>
          <text:p text:style-name="P4"><text:span text:style-name="T5">videArbreBRD ().</text:span></text:p>
        </text:list-item>
      </text:list>
      <text:p text:style-name="P12"><text:s/><text:tab/> <text:s text:c="2"/>→ retourne un arbre de la Briandais vide.</text:p>
      <text:p text:style-name="P12"/>
      <text:list xml:id="list8142694741431090918" text:style-name="L15">
        <text:list-item>
          <text:p text:style-name="P5"><text:span text:style-name="T5">constArbreBRD (m : Mot).</text:span></text:p>
        </text:list-item>
      </text:list>
      <text:p text:style-name="P12"><text:s/><text:tab/> <text:s text:c="2"/>→ retourne un arbre de la Briandais construit à partir du mot m (BRDtree).</text:p>
      <text:p text:style-name="P12"/>
      <text:list xml:id="list8194655455353851694" text:style-name="L16">
        <text:list-item>
          <text:p text:style-name="P6"><text:span text:style-name="T5">estVide()</text:span></text:p>
        </text:list-item>
      </text:list>
      <text:p text:style-name="P12"><text:s/><text:tab/> <text:s text:c="2"/>→ retourne un boolean</text:p>
      <text:p text:style-name="P12"/>
      <text:list xml:id="list66576428825989284" text:style-name="L17">
        <text:list-item>
          <text:p text:style-name="P7"><text:span text:style-name="T5">get</text:span><text:span text:style-name="T6">Cle</text:span><text:span text:style-name="T5">()</text:span></text:p>
        </text:list-item>
      </text:list>
      <text:p text:style-name="P12"><text:tab/> <text:s text:c="3"/>→ retourne elt de la racine </text:p>
      <text:p text:style-name="P12"/>
      <text:list xml:id="list6447635894586451646" text:style-name="L18">
        <text:list-item>
          <text:p text:style-name="P8"><text:span text:style-name="T6">getFils ()</text:span></text:p>
        </text:list-item>
      </text:list>
      <text:p text:style-name="P13"><text:s text:c="4"/><text:tab/> <text:s/>→ <text:s/><text:span text:style-name="T8">retourne l'</text:span>arbre de la Briandais <text:span text:style-name="T8">fils</text:span></text:p>
      <text:p text:style-name="P13"/>
      <text:list xml:id="list548141098662489399" text:style-name="L19">
        <text:list-item>
          <text:p text:style-name="P9"><text:span text:style-name="T6">getFrere()</text:span></text:p>
        </text:list-item>
      </text:list>
      <text:p text:style-name="P13"><text:s text:c="2"/><text:tab/> <text:s text:c="3"/>→ <text:s/><text:span text:style-name="T8">retourne l'</text:span>arbre de la Briandais <text:span text:style-name="T8">frere</text:span></text:p>
      <text:p text:style-name="P13"/>
      <text:list xml:id="list7102949838846894579" text:style-name="L20">
        <text:list-item>
          <text:p text:style-name="P10"><text:span text:style-name="T6">tete</text:span><text:span text:style-name="T5"> (m : Mot).</text:span></text:p>
        </text:list-item>
      </text:list>
      <text:p text:style-name="P12"><text:s text:c="4"/><text:tab/>→ retourne la première lettre du mot m.</text:p>
      <text:p text:style-name="P12"/>
      <text:list xml:id="list317412530172399816" text:style-name="L21">
        <text:list-item>
          <text:p text:style-name="P11"><text:span text:style-name="T6">reste</text:span><text:span text:style-name="T5"> (m : Mot).</text:span></text:p>
        </text:list-item>
      </text:list>
      <text:p text:style-name="P12"><text:s/><text:tab/> <text:s text:c="2"/>→ retourne le reste des lettres du mot m (tout sauf la première lettr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0:12:05.201000000</meta:creation-date>
    <dc:date>2015-11-20T10:33:35.847000000</dc:date>
    <meta:editing-duration>PT6M20S</meta:editing-duration>
    <meta:editing-cycles>1</meta:editing-cycles>
    <meta:document-statistic meta:table-count="2" meta:image-count="2" meta:object-count="0" meta:page-count="2" meta:paragraph-count="47" meta:word-count="252" meta:character-count="1325" meta:non-whitespace-character-count="1053"/>
    <meta:generator>LibreOffice/4.4.5.2$Windows_x86 LibreOffice_project/a22f674fd25a3b6f45bdebf25400ed2adff0ff99</meta:generator>
  </office:meta>
</office:document-meta>
</file>